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2.09mm"/>
    </style:style>
    <style:style style:name="co6" style:family="table-column">
      <style:table-column-properties fo:break-before="auto" style:column-width="3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fo:border="0.99pt solid #000000"/>
    </style:style>
    <style:style style:name="ce2" style:family="table-cell" style:parent-style-name="Default">
      <style:table-cell-properties fo:background-color="#006600" fo:border="0.99pt solid #000000"/>
    </style:style>
    <style:style style:name="ce3" style:family="table-cell" style:parent-style-name="Default">
      <style:table-cell-properties fo:background-color="#990099" fo:border="0.99pt solid 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1.34mm" svg:y="28.36mm">
            <draw:object draw:notify-on-update-of-ranges="Hoja1.A1:Hoja1.A1 Hoja1.B1:Hoja1.D1 Hoja1.A2:Hoja1.A2 Hoja1.B2:Hoja1.D2 Hoja1.A3:Hoja1.A3 Hoja1.B3:Hoja1.D3 Hoja1.A4:Hoja1.A4 Hoja1.B4:Hoja1.D4 Hoja1.A5:Hoja1.A5 Hoja1.B5:Hoja1.D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5mm" svg:height="90.04mm" svg:x="174.75mm" svg:y="25.5mm">
            <draw:object draw:notify-on-update-of-ranges="Hoja1.I1:Hoja1.I1 Hoja1.J1:Hoja1.L1 Hoja1.I2:Hoja1.I2 Hoja1.J2:Hoja1.L2 Hoja1.I3:Hoja1.I3 Hoja1.J3:Hoja1.L3 Hoja1.I4:Hoja1.I4 Hoja1.J4:Hoja1.L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610504" calcext:value-type="float">
            <text:p>0,003610504</text:p>
          </table:table-cell>
          <table:table-cell office:value-type="float" office:value="0.002065647" calcext:value-type="float">
            <text:p>0,002065647</text:p>
          </table:table-cell>
          <table:table-cell office:value-type="float" office:value="0.001486125" calcext:value-type="float">
            <text:p>0,001486125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55680782552011" calcext:value-type="float">
            <text:p>1,5568078255</text:p>
          </table:table-cell>
          <table:table-cell office:value-type="float" office:value="0.461164283018376" calcext:value-type="float">
            <text:p>0,4611642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277564385" calcext:value-type="float">
            <text:p>0,277564385</text:p>
          </table:table-cell>
          <table:table-cell table:style-name="ce3" office:value-type="float" office:value="0.178290718" calcext:value-type="float">
            <text:p>0,178290718</text:p>
          </table:table-cell>
          <table:table-cell table:style-name="ce3" office:value-type="float" office:value="0.601877455" calcext:value-type="float">
            <text:p>0,60187745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1215480801553" calcext:value-type="float">
            <text:p>2,1215480802</text:p>
          </table:table-cell>
          <table:table-cell table:style-name="ce2" office:value-type="float" office:value="2.13513328273566" calcext:value-type="float">
            <text:p>2,13513328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855511043" calcext:value-type="float">
            <text:p>10,855511043</text:p>
          </table:table-cell>
          <table:table-cell office:value-type="float" office:value="5.116787663" calcext:value-type="float">
            <text:p>5,116787663</text:p>
          </table:table-cell>
          <table:table-cell office:value-type="float" office:value="5.084231102" calcext:value-type="float">
            <text:p>5,084231102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.1681565521371" calcext:value-type="float">
            <text:p>2,1681565521</text:p>
          </table:table-cell>
          <table:table-cell office:value-type="float" office:value="2.10471368363637" calcext:value-type="float">
            <text:p>2,10471368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40.350126244" calcext:value-type="float">
            <text:p>40,350126244</text:p>
          </table:table-cell>
          <table:table-cell table:style-name="ce3" office:value-type="float" office:value="18.610337987" calcext:value-type="float">
            <text:p>18,610337987</text:p>
          </table:table-cell>
          <table:table-cell table:style-name="ce3" office:value-type="float" office:value="19.171313684" calcext:value-type="float">
            <text:p>19,171313684</text:p>
          </table:table-cell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6:08:28.8798130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2:18:02.751593448</meta:creation-date>
    <dc:date>2015-05-13T16:22:31.108671148</dc:date>
    <meta:editing-duration>PT28M33S</meta:editing-duration>
    <meta:editing-cycles>3</meta:editing-cycles>
    <meta:generator>LibreOffice/4.4.3.2$Linux_X86_64 LibreOffice_project/40m0$Build-2</meta:generator>
    <meta:document-statistic meta:table-count="1" meta:cell-count="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Escalabilidad en PC local</text:p>
        </chart:title>
        <chart:legend chart:legend-position="end" svg:x="13.809cm" svg:y="3.454cm" style:legend-expansion="high" chart:style-name="ch3"/>
        <chart:plot-area chart:style-name="ch4" table:cell-range-address="Hoja1.A1:Hoja1.D5" chart:data-source-has-labels="both" svg:x="1.331cm" svg:y="1.301cm" svg:width="12.158cm" svg:height="6.538cm">
          <chartooo:coordinate-region svg:x="2.005cm" svg:y="1.501cm" svg:width="11.218cm" svg:height="5.691cm"/>
          <chart:axis chart:dimension="x" chart:name="primary-x" chart:style-name="ch5" chartooo:axis-type="auto">
            <chart:title svg:x="5.95cm" svg:y="8.019cm" chart:style-name="ch6">
              <text:p>Número de cores</text:p>
            </chart:title>
            <chart:categories table:cell-range-address="Hoja1.B1:Hoja1.D1"/>
          </chart:axis>
          <chart:axis chart:dimension="y" chart:name="primary-y" chart:style-name="ch5">
            <chart:title svg:x="0.451cm" svg:y="6.321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Hoja1.B2:Hoja1.D2" chart:label-cell-address="Hoja1.A2:Hoja1.A2" chart:class="chart:scatter">
            <chart:domain table:cell-range-address="Hoja1.B1:Hoja1.D1"/>
            <chart:data-point chart:repeated="3"/>
          </chart:series>
          <chart:series chart:style-name="ch10" chart:values-cell-range-address="Hoja1.B3:Hoja1.D3" chart:label-cell-address="Hoja1.A3:Hoja1.A3" chart:class="chart:scatter">
            <chart:data-point chart:repeated="3"/>
          </chart:series>
          <chart:series chart:style-name="ch11" chart:values-cell-range-address="Hoja1.B4:Hoja1.D4" chart:label-cell-address="Hoja1.A4:Hoja1.A4" chart:class="chart:scatter">
            <chart:data-point chart:repeated="3"/>
          </chart:series>
          <chart:series chart:style-name="ch12" chart:values-cell-range-address="Hoja1.B5:Hoja1.D5" chart:label-cell-address="Hoja1.A5:Hoja1.A5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B1:Hoja1.D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Hoja1.A2:Hoja1.A2</svg:desc>
                </draw:g>
              </table:table-cell>
              <table:table-cell office:value-type="float" office:value="0.003610504">
                <text:p>0.003610504</text:p>
                <draw:g>
                  <svg:desc>Hoja1.B2:Hoja1.D2</svg:desc>
                </draw:g>
              </table:table-cell>
              <table:table-cell office:value-type="float" office:value="0.002065647">
                <text:p>0.002065647</text:p>
              </table:table-cell>
              <table:table-cell office:value-type="float" office:value="0.001486125">
                <text:p>0.001486125</text:p>
              </table:table-cell>
            </table:table-row>
            <table:table-row>
              <table:table-cell office:value-type="string">
                <text:p>500</text:p>
                <draw:g>
                  <svg:desc>Hoja1.A3:Hoja1.A3</svg:desc>
                </draw:g>
              </table:table-cell>
              <table:table-cell office:value-type="float" office:value="0.277564385">
                <text:p>0.277564385</text:p>
                <draw:g>
                  <svg:desc>Hoja1.B3:Hoja1.D3</svg:desc>
                </draw:g>
              </table:table-cell>
              <table:table-cell office:value-type="float" office:value="0.178290718">
                <text:p>0.178290718</text:p>
              </table:table-cell>
              <table:table-cell office:value-type="float" office:value="0.601877455">
                <text:p>0.601877455</text:p>
              </table:table-cell>
            </table:table-row>
            <table:table-row>
              <table:table-cell office:value-type="string">
                <text:p>1000</text:p>
                <draw:g>
                  <svg:desc>Hoja1.A4:Hoja1.A4</svg:desc>
                </draw:g>
              </table:table-cell>
              <table:table-cell office:value-type="float" office:value="10.855511043">
                <text:p>10.855511043</text:p>
                <draw:g>
                  <svg:desc>Hoja1.B4:Hoja1.D4</svg:desc>
                </draw:g>
              </table:table-cell>
              <table:table-cell office:value-type="float" office:value="5.116787663">
                <text:p>5.116787663</text:p>
              </table:table-cell>
              <table:table-cell office:value-type="float" office:value="5.084231102">
                <text:p>5.084231102</text:p>
              </table:table-cell>
            </table:table-row>
            <table:table-row>
              <table:table-cell office:value-type="string">
                <text:p>1500</text:p>
                <draw:g>
                  <svg:desc>Hoja1.A5:Hoja1.A5</svg:desc>
                </draw:g>
              </table:table-cell>
              <table:table-cell office:value-type="float" office:value="40.350126244">
                <text:p>40.350126244</text:p>
                <draw:g>
                  <svg:desc>Hoja1.B5:Hoja1.D5</svg:desc>
                </draw:g>
              </table:table-cell>
              <table:table-cell office:value-type="float" office:value="18.610337987">
                <text:p>18.610337987</text:p>
              </table:table-cell>
              <table:table-cell office:value-type="float" office:value="19.171313684">
                <text:p>19.171313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5.618cm" svg:y="0.316cm" chart:style-name="ch2">
          <text:p>Ganancia en PC local</text:p>
        </chart:title>
        <chart:legend chart:legend-position="end" svg:x="13.815cm" svg:y="3.705cm" style:legend-expansion="high" chart:style-name="ch3"/>
        <chart:plot-area chart:style-name="ch4" table:cell-range-address="Hoja1.I1:Hoja1.L4" chart:data-source-has-labels="both" svg:x="1.331cm" svg:y="1.301cm" svg:width="12.164cm" svg:height="6.543cm">
          <chartooo:coordinate-region svg:x="2.111cm" svg:y="1.5cm" svg:width="11.118cm" svg:height="5.697cm"/>
          <chart:axis chart:dimension="x" chart:name="primary-x" chart:style-name="ch5" chartooo:axis-type="auto">
            <chart:title svg:x="5.953cm" svg:y="8.024cm" chart:style-name="ch6">
              <text:p>Número de cores</text:p>
            </chart:title>
            <chart:categories table:cell-range-address="Hoja1.J1:Hoja1.L1"/>
          </chart:axis>
          <chart:axis chart:dimension="y" chart:name="primary-y" chart:style-name="ch5">
            <chart:title svg:x="0.451cm" svg:y="6.323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Hoja1.J2:Hoja1.L2" chart:label-cell-address="Hoja1.I2:Hoja1.I2" chart:class="chart:scatter">
            <chart:domain table:cell-range-address="Hoja1.J1:Hoja1.L1"/>
            <chart:data-point chart:repeated="3"/>
          </chart:series>
          <chart:series chart:style-name="ch10" chart:values-cell-range-address="Hoja1.J3:Hoja1.L3" chart:label-cell-address="Hoja1.I3:Hoja1.I3" chart:class="chart:scatter">
            <chart:data-point chart:repeated="3"/>
          </chart:series>
          <chart:series chart:style-name="ch11" chart:values-cell-range-address="Hoja1.J4:Hoja1.L4" chart:label-cell-address="Hoja1.I4:Hoja1.I4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J1:Hoja1.L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500</text:p>
                <draw:g>
                  <svg:desc>Hoja1.I2:Hoja1.I2</svg:desc>
                </draw:g>
              </table:table-cell>
              <table:table-cell office:value-type="float" office:value="1">
                <text:p>1</text:p>
                <draw:g>
                  <svg:desc>Hoja1.J2:Hoja1.L2</svg:desc>
                </draw:g>
              </table:table-cell>
              <table:table-cell office:value-type="float" office:value="1.55680782552011">
                <text:p>1.55680782552011</text:p>
              </table:table-cell>
              <table:table-cell office:value-type="float" office:value="0.461164283018376">
                <text:p>0.461164283018376</text:p>
              </table:table-cell>
            </table:table-row>
            <table:table-row>
              <table:table-cell office:value-type="string">
                <text:p>1000</text:p>
                <draw:g>
                  <svg:desc>Hoja1.I3:Hoja1.I3</svg:desc>
                </draw:g>
              </table:table-cell>
              <table:table-cell office:value-type="float" office:value="1">
                <text:p>1</text:p>
                <draw:g>
                  <svg:desc>Hoja1.J3:Hoja1.L3</svg:desc>
                </draw:g>
              </table:table-cell>
              <table:table-cell office:value-type="float" office:value="2.1215480801553">
                <text:p>2.1215480801553</text:p>
              </table:table-cell>
              <table:table-cell office:value-type="float" office:value="2.13513328273566">
                <text:p>2.13513328273566</text:p>
              </table:table-cell>
            </table:table-row>
            <table:table-row>
              <table:table-cell office:value-type="string">
                <text:p>1500</text:p>
                <draw:g>
                  <svg:desc>Hoja1.I4:Hoja1.I4</svg:desc>
                </draw:g>
              </table:table-cell>
              <table:table-cell office:value-type="float" office:value="1">
                <text:p>1</text:p>
                <draw:g>
                  <svg:desc>Hoja1.J4:Hoja1.L4</svg:desc>
                </draw:g>
              </table:table-cell>
              <table:table-cell office:value-type="float" office:value="2.1681565521371">
                <text:p>2.1681565521371</text:p>
              </table:table-cell>
              <table:table-cell office:value-type="float" office:value="2.10471368363637">
                <text:p>2.10471368363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